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Heading_20_1">
      <style:text-properties officeooo:paragraph-rsid="001e3df4"/>
    </style:style>
    <style:style style:name="P2" style:family="paragraph" style:parent-style-name="Heading_20_2">
      <style:text-properties officeooo:rsid="001f5710" officeooo:paragraph-rsid="001f5710"/>
    </style:style>
    <style:style style:name="P3" style:family="paragraph" style:parent-style-name="Heading_20_2">
      <style:text-properties officeooo:rsid="001fba14" officeooo:paragraph-rsid="001fba14"/>
    </style:style>
    <style:style style:name="P4" style:family="paragraph" style:parent-style-name="Heading_20_2">
      <style:text-properties officeooo:rsid="00213fab" officeooo:paragraph-rsid="00213fab"/>
    </style:style>
    <style:style style:name="P5" style:family="paragraph" style:parent-style-name="Heading_20_2">
      <style:text-properties officeooo:rsid="00218cc7" officeooo:paragraph-rsid="00218cc7"/>
    </style:style>
    <style:style style:name="P6" style:family="paragraph" style:parent-style-name="Heading_20_2">
      <style:text-properties officeooo:rsid="00218cc7" officeooo:paragraph-rsid="002440a7"/>
    </style:style>
    <style:style style:name="P7" style:family="paragraph" style:parent-style-name="Standard">
      <style:text-properties fo:language="en" fo:country="US" officeooo:paragraph-rsid="00218cc7"/>
    </style:style>
    <style:style style:name="P8" style:family="paragraph" style:parent-style-name="Text_20_body">
      <style:paragraph-properties fo:break-before="page"/>
      <style:text-properties officeooo:paragraph-rsid="001e3df4"/>
    </style:style>
    <style:style style:name="P9" style:family="paragraph" style:parent-style-name="Text_20_body">
      <style:paragraph-properties fo:text-align="justify" style:justify-single-word="false"/>
      <style:text-properties officeooo:paragraph-rsid="003500d5"/>
    </style:style>
    <style:style style:name="P10" style:family="paragraph" style:parent-style-name="Text_20_body">
      <style:paragraph-properties fo:text-align="justify" style:justify-single-word="false"/>
      <style:text-properties fo:language="en" fo:country="US" officeooo:paragraph-rsid="001f5710"/>
    </style:style>
    <style:style style:name="P11" style:family="paragraph" style:parent-style-name="Text_20_body">
      <style:paragraph-properties fo:text-align="justify" style:justify-single-word="false"/>
      <style:text-properties fo:language="en" fo:country="US" officeooo:paragraph-rsid="001fba14"/>
    </style:style>
    <style:style style:name="P12" style:family="paragraph" style:parent-style-name="Text_20_body">
      <style:paragraph-properties fo:text-align="justify" style:justify-single-word="false"/>
      <style:text-properties fo:language="en" fo:country="US"/>
    </style:style>
    <style:style style:name="P13" style:family="paragraph" style:parent-style-name="Text_20_body">
      <style:paragraph-properties fo:text-align="justify" style:justify-single-word="false"/>
      <style:text-properties fo:language="en" fo:country="US" officeooo:paragraph-rsid="00218cc7"/>
    </style:style>
    <style:style style:name="P14" style:family="paragraph" style:parent-style-name="Text_20_body">
      <style:paragraph-properties fo:text-align="justify" style:justify-single-word="false"/>
      <style:text-properties fo:language="en" fo:country="US" officeooo:paragraph-rsid="002440a7"/>
    </style:style>
    <style:style style:name="P15" style:family="paragraph" style:parent-style-name="Text_20_body">
      <style:text-properties fo:language="en" fo:country="US" officeooo:rsid="00245c5e" officeooo:paragraph-rsid="00245c5e"/>
    </style:style>
    <style:style style:name="P16" style:family="paragraph" style:parent-style-name="Text_20_body">
      <style:text-properties fo:language="en" fo:country="US" officeooo:rsid="00245c5e" officeooo:paragraph-rsid="002ec4e1"/>
    </style:style>
    <style:style style:name="P17" style:family="paragraph" style:parent-style-name="Text_20_body">
      <style:text-properties fo:language="en" fo:country="US" fo:font-weight="normal" officeooo:rsid="00325107" officeooo:paragraph-rsid="00325107" style:font-weight-asian="normal" style:font-weight-complex="normal"/>
    </style:style>
    <style:style style:name="P18" style:family="paragraph" style:parent-style-name="Text_20_body">
      <style:text-properties officeooo:paragraph-rsid="00213fab"/>
    </style:style>
    <style:style style:name="P19" style:family="paragraph" style:parent-style-name="Text_20_body">
      <style:text-properties officeooo:paragraph-rsid="00218cc7"/>
    </style:style>
    <style:style style:name="P20" style:family="paragraph" style:parent-style-name="Text_20_body">
      <style:text-properties officeooo:paragraph-rsid="002440a7"/>
    </style:style>
    <style:style style:name="P21" style:family="paragraph" style:parent-style-name="Text_20_body">
      <style:text-properties officeooo:rsid="00304f20" officeooo:paragraph-rsid="00304f20"/>
    </style:style>
    <style:style style:name="T1" style:family="text">
      <style:text-properties officeooo:rsid="002440a7"/>
    </style:style>
    <style:style style:name="T2" style:family="text">
      <style:text-properties officeooo:rsid="00289c41"/>
    </style:style>
    <style:style style:name="T3" style:family="text">
      <style:text-properties officeooo:rsid="002b10b6"/>
    </style:style>
    <style:style style:name="T4" style:family="text">
      <style:text-properties officeooo:rsid="002c03c2"/>
    </style:style>
    <style:style style:name="T5" style:family="text">
      <style:text-properties fo:language="en" fo:country="US"/>
    </style:style>
    <style:style style:name="T6" style:family="text">
      <style:text-properties fo:language="en" fo:country="US" fo:font-weight="bold" style:font-weight-asian="bold" style:font-weight-complex="bold"/>
    </style:style>
    <style:style style:name="T7" style:family="text">
      <style:text-properties fo:language="en" fo:country="US" fo:font-weight="bold" officeooo:rsid="00325107" style:font-weight-asian="bold" style:font-weight-complex="bold"/>
    </style:style>
    <style:style style:name="T8" style:family="text">
      <style:text-properties fo:language="en" fo:country="US" fo:font-weight="normal" style:font-weight-asian="normal" style:font-weight-complex="normal"/>
    </style:style>
    <style:style style:name="T9" style:family="text">
      <style:text-properties fo:language="en" fo:country="US" fo:font-weight="normal" officeooo:rsid="00325107" style:font-weight-asian="normal" style:font-weight-complex="normal"/>
    </style:style>
    <style:style style:name="T10" style:family="text">
      <style:text-properties fo:language="en" fo:country="US" fo:font-style="italic" fo:font-weight="normal" style:font-style-asian="italic" style:font-weight-asian="normal" style:font-style-complex="italic" style:font-weight-complex="normal"/>
    </style:style>
    <style:style style:name="T11" style:family="text">
      <style:text-properties fo:language="en" fo:country="US" fo:font-style="italic" fo:font-weight="normal" officeooo:rsid="003401c3" style:font-style-asian="italic" style:font-weight-asian="normal" style:font-style-complex="italic" style:font-weight-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officeooo:rsid="0037df72" style:font-style-asian="italic" style:font-style-complex="italic"/>
    </style:style>
    <style:style style:name="T14" style:family="text">
      <style:text-properties fo:language="en" fo:country="US" officeooo:rsid="0037df72"/>
    </style:style>
    <style:style style:name="T15" style:family="text">
      <style:text-properties fo:font-weight="bold" officeooo:rsid="00325107" style:font-weight-asian="bold" style:font-weight-complex="bold"/>
    </style:style>
    <style:style style:name="T16" style:family="text">
      <style:text-properties fo:font-weight="normal" officeooo:rsid="00325107" style:font-weight-asian="normal" style:font-weight-complex="normal"/>
    </style:style>
    <style:style style:name="T17" style:family="text">
      <style:text-properties officeooo:rsid="0037df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uture Internet comments 2 </text:p>
      <text:h text:style-name="P1" text:outline-level="1">Reviewer 2 </text:h>
      <text:h text:style-name="P2" text:outline-level="2">1. Comment</text:h>
      <text:p text:style-name="P10">Thank you to the authors for taking the time to respond in detail to the various points in the review, as well as the changes made. I have no further comments.</text:p>
      <text:h text:style-name="P2" text:outline-level="2">Response</text:h>
      <text:p text:style-name="P15">Dear reviewer, thank you for your comments and your valuable time. </text:p>
      <text:p text:style-name="P8"/>
      <text:h text:style-name="P1" text:outline-level="1">Reviewer 3 </text:h>
      <text:h text:style-name="P3" text:outline-level="2">1. Comment</text:h>
      <text:p text:style-name="P11">Although the paper has improved slightly, it still has the same basic problems. The work could be done by any good advanced undergraduate student taking a course on metaheuristics, since island-based parallelization has been around for a long time and is taught to undergraduates. The main "advantage" of the authors' proposal is that the global process of all islands stops as soon as one of the islands converges. This is the reason why fewer evaluations of the function are needed when there are more islands, because as soon as one of them converges, all of them are forced to stop. This does not imply that the method is better, only that it uses fewer evaluations. To know if this reduction in the number of evaluations is positive, it would be necessary to use a much more serious benchmark than the one used by the authors. In particular, the authors use problems with very few dimensions and relatively simple to solve, so they do not need too many iterations. However, if they were to use standard test benches (as I indicated in my previous review), the quality of the solutions found would possibly worsen as the number of evaluations would be reduced.</text:p>
      <text:p text:style-name="Text_20_body"/>
      <text:p text:style-name="P12">In any case, the paper does not contribute anything to the parallelization of metaheuristics, since the method used is well known. Moreover, the speedup results shown in the new version leave much to be desired. To begin with, the authors use two different examples than the ones they had been using throughout the rest of the article. I can only assume that the reason is that when using the previous problems and calculating their speedup, the results obtained were worse than with the new ones. In any case, the speedups obtained are still small. For example, in the second problem the speedup obtained with 20 processors is just over 4. In the literature it is easy to find much better speedups, even with freely downloadable implementations. Moreover, speedups using GPUs are even much better.</text:p>
      <text:h text:style-name="P4" text:outline-level="2">Response</text:h>
      <text:p text:style-name="P18"/>
      <text:p text:style-name="P16">Dear reviewer, thank you for your valuable time. <text:s/>In section 3.3 of the <text:span text:style-name="T2">revised</text:span> version of our text, we have added experiments with the <text:span text:style-name="T2">GKLS</text:span> function. In these experiments, the following were measured: the execution time of the method when the processing threads increase from 1 to 20, the average function calls as the processing threads increase from 1 to 20, and also the efficiency of the proposed technique in finding the total at least. In these experiments, 10 different versions of the <text:span text:style-name="T3">GKLS</text:span> function were used for dimensions from 2 to 5 and in each case the average of these cases was used. The following conclusions were drawn from the experiments carried out: a) the execution time decreases dramatically with the increase in the number of parallel processing units for each function b) there is a decrease in the average number of required function calls as the number of parallel processing threads increases, especially for low-dimensional functions c) there is a significant improvement in the <text:soft-page-break/>efficiency of the proposed technique for finding the global minimum as the <text:span text:style-name="T4">parallel </text:span>processing units increase.</text:p>
      <text:p text:style-name="P16"/>
      <text:p text:style-name="P8"/>
      <text:h text:style-name="P1" text:outline-level="1">Reviewer 4</text:h>
      <text:h text:style-name="P5" text:outline-level="2">1. Comment </text:h>
      <text:p text:style-name="P13">In comparison with metaheuristic techniques, the mathematically substantiated deterministic methods are more effective for complicated multiextremal problems (see, for example, the paper DOI:10.1038/s41598-017-18940-4  published in Scientific  Reports). Unfortunately, in the survey the authors have almost ignored this class of global optimization methods. </text:p>
      <text:h text:style-name="P5" text:outline-level="2">Response </text:h>
      <text:p text:style-name="P17">The following paragraph has been added in the Introduction section of the revised manuscript:</text:p>
      <text:p text:style-name="P9"><text:span text:style-name="T9">“</text:span><text:span text:style-name="T12">Also, in the area of deterministic methods, many related works with various applications, such as the work of Maranas and Floudas that proposed a deterministic method for molecular structure determination [</text:span><text:a xlink:type="simple" xlink:href="#LyXCite-determ1" text:style-name="Internet_20_link" text:visited-style-name="Visited_20_Internet_20_Link"><text:span text:style-name="T13">1</text:span></text:a><text:span text:style-name="T13">3</text:span><text:span text:style-name="T12">], the TRUST method for global optimization [</text:span><text:a xlink:type="simple" xlink:href="#LyXCite-determ2" text:style-name="Internet_20_link" text:visited-style-name="Visited_20_Internet_20_Link"><text:span text:style-name="T13">1</text:span></text:a><text:span text:style-name="T13">4</text:span><text:span text:style-name="T12">], the method of Evtushenko and Posypkin for global box - constrained optimization [</text:span><text:a xlink:type="simple" xlink:href="#LyXCite-determ3" text:style-name="Internet_20_link" text:visited-style-name="Visited_20_Internet_20_Link"><text:span text:style-name="T13">1</text:span></text:a><text:span text:style-name="T13">5</text:span><text:span text:style-name="T12">], a method that uses smooth diagonal auxiliary functions to approximate the global minimum [</text:span><text:a xlink:type="simple" xlink:href="#LyXCite-determ4" text:style-name="Internet_20_link" text:visited-style-name="Visited_20_Internet_20_Link"><text:span text:style-name="T13">1</text:span></text:a><text:span text:style-name="T13">6</text:span><text:span text:style-name="T12">] etc. Also, Kunde et al [</text:span><text:a xlink:type="simple" xlink:href="#LyXCite-determ5" text:style-name="Internet_20_link" text:visited-style-name="Visited_20_Internet_20_Link"><text:span text:style-name="T13">1</text:span></text:a><text:span text:style-name="T13">7</text:span><text:span text:style-name="T12">] suggested the usage of deterministic global optimization methods for chemical problems. Furthermore, recently, Sergeyev et al [</text:span><text:a xlink:type="simple" xlink:href="#LyXCite-Sergeyev" text:style-name="Internet_20_link" text:visited-style-name="Visited_20_Internet_20_Link"><text:span text:style-name="T13">1</text:span></text:a><text:span text:style-name="T13">8</text:span><text:span text:style-name="T12">] proposed a systematic comparison between deterministic and stochastic methods used to handle the global optimization problem.</text:span><text:span text:style-name="T7">”</text:span></text:p>
      <text:h text:style-name="P5" text:outline-level="2">2. Comment </text:h>
      <text:p text:style-name="P13">Now to the experiments. I have already noted that the set of benchmarks is a random collection. But in global optimization the experiment is representative if it is conducted on hundreds problems from corresponding test classes such that GKLS (in the article two separate GKLS problems are used) or the class described in DOI: 10.1023/A:1008242328176  .  Functions in these classes are essentially multiextremal unlike the test functions chosen for testing in the paper. Moreover, when using the test classes it is possible to  apply the method of operational characteristics or operation zones (see again the publication DOI:10.1038/s41598-017-18940-4 ) for qualitative visual presentation of comparative results.  </text:p>
      <text:h text:style-name="P5" text:outline-level="2">Response </text:h>
      <text:p text:style-name="P7">In section 3.3 of the <text:span text:style-name="T2">revised</text:span> version of our text, we have added experiments with the <text:span text:style-name="T2">GKLS</text:span> function. In these experiments, the following were measured: the execution time of the method when the processing threads increase from 1 to 20, the average function calls as the processing threads increase from 1 to 20, and also the efficiency of the proposed technique in finding the total at least. In these experiments, 10 different versions of the <text:span text:style-name="T3">GKLS</text:span> function were used for dimensions from 2 to 5 and in each case the average of these cases was used. The following conclusions were drawn from the experiments carried out: a) the execution time decreases dramatically with the increase in the number of parallel processing units for each function b) there is a decrease in the average number of required <text:soft-page-break/>function calls as the number of parallel processing threads increases, especially for low-dimensional functions c) there is a significant improvement in the efficiency of the proposed technique for finding the global minimum as the <text:span text:style-name="T4">parallel </text:span>processing units increase.</text:p>
      <text:p text:style-name="P19"/>
      <text:h text:style-name="P5" text:outline-level="2">3. Comment </text:h>
      <text:p text:style-name="P13">English is satisfactory enough. However, in the lines 202-203 there is the sentence "In the table, each number in each cell represents the average of the function values for 30 runs." May be, not average of the function values, but average number of computed function values. I think the authors should look through the text carefully and polish it.</text:p>
      <text:h text:style-name="P6" text:outline-level="2">Response </text:h>
      <text:p text:style-name="P21">Corrected.</text:p>
      <text:h text:style-name="P6"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1T12:05:53.908417201</meta:creation-date>
    <dc:date>2023-04-01T17:14:29.995250562</dc:date>
    <meta:editing-duration>PT5H8M19S</meta:editing-duration>
    <meta:editing-cycles>29</meta:editing-cycles>
    <meta:generator>LibreOffice/7.4.5.1$Linux_X86_64 LibreOffice_project/40$Build-1</meta:generator>
    <meta:document-statistic meta:table-count="0" meta:image-count="0" meta:object-count="0" meta:page-count="5" meta:paragraph-count="26" meta:word-count="1083" meta:character-count="6779" meta:non-whitespace-character-count="5703"/>
  </office:meta>
</office:document-meta>
</file>